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78cm" svg:y="1.1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30:02.71</meta:creation-date>
    <dc:date>2014-04-10T17:21:11.07</dc:date>
    <dc:creator>Wasgeht dichdasan</dc:creator>
    <meta:editing-duration>PT1H32M54S</meta:editing-duration>
    <meta:editing-cycles>2</meta:editing-cycles>
    <meta:generator>OpenOffice/4.0.1$Win32 OpenOffice.org_project/401m5$Build-971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 style:data-style-name="N11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5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1.388cm" svg:y="0.855cm" svg:width="15.421cm" svg:height="6.964cm">
          <chartooo:coordinate-region svg:x="2.988cm" svg:y="1.067cm" svg:width="13.715cm" svg:height="4.535cm"/>
          <chart:axis chart:dimension="x" chart:name="primary-x" chart:style-name="ch3" chartooo:axis-type="auto">
            <chartooo:date-scale/>
            <chart:title svg:x="7.652cm" svg:y="8cm" chart:style-name="ch4">
              <text:p>Lösungsmethoden</text:p>
            </chart:title>
            <chart:categories table:cell-range-address="local-table.$A$2:.$A$23"/>
          </chart:axis>
          <chart:axis chart:dimension="y" chart:name="primary-y" chart:style-name="ch5">
            <chart:title svg:x="0.451cm" svg:y="5.651cm" chart:style-name="ch6">
              <text:p>Gelöste Sudokus</text:p>
            </chart:title>
            <chart:grid chart:style-name="ch7" chart:class="major"/>
          </chart:axis>
          <chart:series chart:style-name="ch8" chart:values-cell-range-address="local-table.$B$2:.$B$23" chart:label-cell-address="local-table.$B$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4166">
                <text:p>0.4166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